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unt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vel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-infinitu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dd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rai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ll th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ec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enti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atin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havi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i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ef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ke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burnout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ed ou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tanc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la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pend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c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e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sequ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rd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l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ag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c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s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r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estru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u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m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ity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d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ning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ea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g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hancement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environ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 lea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qui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-bo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th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ht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ig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fitnes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getting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Frankenstei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fi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u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e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eek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hap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h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umble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y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ght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inten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sity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inten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ur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just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ugh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la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v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l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i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morial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dfu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in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mo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tur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ligate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 scr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rt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others view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rticip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ion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steur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patience</text:span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pe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e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table:style-name="ce1"/>
        </table:table-row>
        <table:table-row table:style-name="ro1">
          <table:table-cell table:style-name="ce1" office:value-type="string" calcext:value-type="string">
            <text:p>positiv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iona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gn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gniz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dicat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em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d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reprima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required</text:span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pectf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ri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bern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ecial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o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es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ncy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thrice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th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e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xi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g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ing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unj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les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’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out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e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</table:table-row>
      </table:table>
      <table:named-expressions/>
      <table:database-ranges>
        <table:database-range table:name="__Anonymous_Sheet_DB__0" table:target-range-address="Sheet1.A1:Sheet1.A25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23:43:26.128000000</meta:creation-date>
    <meta:generator>LibreOffice/7.6.2.1$Windows_X86_64 LibreOffice_project/56f7684011345957bbf33a7ee678afaf4d2ba333</meta:generator>
    <dc:date>2023-11-25T00:30:21.907000000</dc:date>
    <meta:editing-duration>PT46M53S</meta:editing-duration>
    <meta:editing-cycles>6</meta:editing-cycles>
    <meta:document-statistic meta:table-count="1" meta:cell-count="258" meta:object-count="0"/>
  </office:meta>
</office:document-meta>
</file>